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tent.xml" manifest:media-type="text/xml"/>
  <manifest:file-entry manifest:full-path="styles.xml" manifest:media-type="text/xml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settings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88cm" fo:min-width="0.138cm"/>
    </style:style>
    <style:style style:name="gr2" style:family="graphic" style:parent-style-name="standard">
      <style:graphic-properties draw:textarea-horizontal-align="justify" draw:textarea-vertical-align="middle" draw:auto-grow-height="false" fo:min-height="3.951cm" fo:min-width="4.2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co1" style:family="table-column">
      <style:table-column-properties style:column-width="3.903cm" style:use-optimal-column-width="false"/>
    </style:style>
    <style:style style:name="ro1" style:family="table-row">
      <style:table-row-properties style:row-height="0.888cm"/>
    </style:style>
    <style:style style:name="ro2" style:family="table-row">
      <style:table-row-properties style:row-height="0.849cm"/>
    </style:style>
    <style:style style:name="ce1" style:family="table-cell">
      <style:text-properties fo:font-size="16pt" style:font-size-asian="16pt" style:font-size-complex="16pt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9cm" svg:height="0.9cm" svg:x="0.4cm" svg:y="0.698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cm" svg:height="0.9cm" svg:x="0.4cm" svg:y="6.299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cm" svg:height="0.9cm" svg:x="0.4cm" svg:y="3.399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7cm" svg:height="4.201cm" svg:x="3.4cm" svg:y="0.299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3.902cm" svg:height="3.803cm" svg:x="3.871cm" svg:y="0.45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  <table:table-row table:style-name="ro2">
              <table:table-cell table:style-name="gray2"/>
            </table:table-row>
          </table:table>
          <draw:image xlink:href="Pictures/TablePreview1.svm" xlink:type="simple" xlink:show="embed" xlink:actuate="onLoad"/>
        </draw:frame>
        <draw:line draw:style-name="gr3" draw:text-style-name="P3" draw:layer="layout" svg:x1="1.3cm" svg:y1="1.199cm" svg:x2="3.4cm" svg:y2="1.199cm">
          <text:p/>
        </draw:line>
        <draw:line draw:style-name="gr3" draw:text-style-name="P3" draw:layer="layout" svg:x1="1.3cm" svg:y1="3.899cm" svg:x2="3.4cm" svg:y2="3.899cm">
          <text:p/>
        </draw:line>
        <draw:custom-shape draw:style-name="gr2" draw:text-style-name="P2" draw:layer="layout" svg:width="4.7cm" svg:height="4.201cm" svg:x="3.4cm" svg:y="4.999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3.902cm" svg:height="3.887cm" svg:x="3.871cm" svg:y="5.155cm">
          <table:table table:template-name="default" table:use-first-row-styles="true" table:use-banding-rows-styles="true">
            <table:table-column table:style-name="co1"/>
            <table:table-row table:style-name="ro2">
              <table:table-cell table:style-name="gray3"/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  <table:table-row table:style-name="ro2">
              <table:table-cell table:style-name="gray2"/>
            </table:table-row>
          </table:table>
          <draw:image xlink:href="Pictures/TablePreview2.svm" xlink:type="simple" xlink:show="embed" xlink:actuate="onLoad"/>
        </draw:frame>
        <draw:custom-shape draw:style-name="gr2" draw:text-style-name="P2" draw:layer="layout" svg:width="4.7cm" svg:height="4.201cm" svg:x="9.8cm" svg:y="3.099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3.902cm" svg:height="3.887cm" svg:x="10.271cm" svg:y="3.255cm">
          <table:table table:template-name="default" table:use-first-row-styles="true" table:use-banding-rows-styles="true">
            <table:table-column table:style-name="co1"/>
            <table:table-row table:style-name="ro2">
              <table:table-cell table:style-name="gray3"/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  <table:table-row table:style-name="ro2">
              <table:table-cell table:style-name="gray2"/>
            </table:table-row>
          </table:table>
          <draw:image xlink:href="Pictures/TablePreview3.svm" xlink:type="simple" xlink:show="embed" xlink:actuate="onLoad"/>
        </draw:frame>
        <draw:custom-shape draw:style-name="gr2" draw:text-style-name="P2" draw:layer="layout" svg:width="4.7cm" svg:height="4.201cm" svg:x="15.9cm" svg:y="0.199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3.902cm" svg:height="3.887cm" svg:x="16.371cm" svg:y="0.354cm">
          <table:table table:template-name="default" table:use-first-row-styles="true" table:use-banding-rows-styles="true">
            <table:table-column table:style-name="co1"/>
            <table:table-row table:style-name="ro2">
              <table:table-cell table:style-name="gray3"/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  <table:table-row table:style-name="ro2">
              <table:table-cell table:style-name="gray2"/>
            </table:table-row>
          </table:table>
          <draw:image xlink:href="Pictures/TablePreview4.svm" xlink:type="simple" xlink:show="embed" xlink:actuate="onLoad"/>
        </draw:frame>
        <draw:line draw:style-name="gr3" draw:text-style-name="P3" draw:layer="layout" svg:x1="1.3cm" svg:y1="6.799cm" svg:x2="3.4cm" svg:y2="6.799cm">
          <text:p/>
        </draw:line>
        <draw:frame draw:style-name="gr4" draw:text-style-name="P2" draw:layer="layout" svg:width="0.56cm" svg:height="0.588cm" svg:x="2cm" svg:y="0.59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2" draw:layer="layout" svg:width="0.56cm" svg:height="0.588cm" svg:x="2cm" svg:y="1.29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2" draw:layer="layout" svg:width="0.56cm" svg:height="0.588cm" svg:x="2.04cm" svg:y="3.299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2" draw:layer="layout" svg:width="0.56cm" svg:height="0.588cm" svg:x="2.04cm" svg:y="3.999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text-style-name="P2" draw:layer="layout" svg:width="0.56cm" svg:height="0.588cm" svg:x="2cm" svg:y="6.199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text-style-name="P2" draw:layer="layout" svg:width="0.56cm" svg:height="0.588cm" svg:x="2cm" svg:y="6.9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3" draw:text-style-name="P3" draw:layer="layout" svg:x1="8.1cm" svg:y1="1.898cm" svg:x2="15.9cm" svg:y2="1.898cm">
          <text:p/>
        </draw:line>
        <draw:line draw:style-name="gr3" draw:text-style-name="P3" draw:layer="layout" svg:x1="8.7cm" svg:y1="1.898cm" svg:x2="8.7cm" svg:y2="4.298cm">
          <text:p/>
        </draw:line>
        <draw:line draw:style-name="gr3" draw:text-style-name="P3" draw:layer="layout" svg:x1="9.8cm" svg:y1="4.299cm" svg:x2="8.7cm" svg:y2="4.299cm">
          <text:p/>
        </draw:line>
        <draw:line draw:style-name="gr3" draw:text-style-name="P3" draw:layer="layout" svg:x1="8.1cm" svg:y1="7.598cm" svg:x2="24.4cm" svg:y2="7.598cm">
          <text:p/>
        </draw:line>
        <draw:line draw:style-name="gr3" draw:text-style-name="P3" draw:layer="layout" svg:x1="8.8cm" svg:y1="6.099cm" svg:x2="9.8cm" svg:y2="6.099cm">
          <text:p/>
        </draw:line>
        <draw:line draw:style-name="gr3" draw:text-style-name="P3" draw:layer="layout" svg:x1="15.9cm" svg:y1="3.498cm" svg:x2="15.1cm" svg:y2="3.498cm">
          <text:p/>
        </draw:line>
        <draw:line draw:style-name="gr3" draw:text-style-name="P3" draw:layer="layout" svg:x1="15.1cm" svg:y1="3.498cm" svg:x2="15.1cm" svg:y2="5.298cm">
          <text:p/>
        </draw:line>
        <draw:line draw:style-name="gr3" draw:text-style-name="P3" draw:layer="layout" svg:x1="15.1cm" svg:y1="5.299cm" svg:x2="14.5cm" svg:y2="5.299cm">
          <text:p/>
        </draw:line>
        <draw:line draw:style-name="gr3" draw:text-style-name="P3" draw:layer="layout" svg:x1="20.6cm" svg:y1="1.799cm" svg:x2="24.4cm" svg:y2="1.799cm">
          <text:p/>
        </draw:line>
        <draw:frame draw:style-name="gr4" draw:text-style-name="P2" draw:layer="layout" svg:width="0.56cm" svg:height="0.588cm" svg:x="23.04cm" svg:y="1.211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text-style-name="P2" draw:layer="layout" svg:width="0.56cm" svg:height="0.588cm" svg:x="23.04cm" svg:y="1.911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text-style-name="P2" draw:layer="layout" svg:width="0.584cm" svg:height="0.589cm" svg:x="8.216cm" svg:y="6.911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" draw:text-style-name="P2" draw:layer="layout" svg:width="0.584cm" svg:height="0.588cm" svg:x="8.216cm" svg:y="7.611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line draw:style-name="gr3" draw:text-style-name="P3" draw:layer="layout" svg:x1="8.8cm" svg:y1="6.099cm" svg:x2="8.8cm" svg:y2="7.599cm">
          <text:p/>
        </draw:line>
        <draw:frame draw:style-name="gr4" draw:text-style-name="P2" draw:layer="layout" svg:width="2.627cm" svg:height="0.588cm" svg:x="4.473cm" svg:y="2.599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4" draw:text-style-name="P2" draw:layer="layout" svg:width="2.627cm" svg:height="0.588cm" svg:x="4.473cm" svg:y="1.599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" draw:text-style-name="P2" draw:layer="layout" svg:width="2.627cm" svg:height="0.588cm" svg:x="4.5cm" svg:y="0.699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4" draw:text-style-name="P2" draw:layer="layout" svg:width="2.627cm" svg:height="0.588cm" svg:x="4.473cm" svg:y="3.599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4" draw:text-style-name="P2" draw:layer="layout" svg:width="2.639cm" svg:height="0.588cm" svg:x="4.473cm" svg:y="5.311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4" draw:text-style-name="P2" draw:layer="layout" svg:width="2.639cm" svg:height="0.588cm" svg:x="4.494cm" svg:y="6.31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4" draw:text-style-name="P2" draw:layer="layout" svg:width="2.629cm" svg:height="0.588cm" svg:x="4.5cm" svg:y="7.299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4" draw:text-style-name="P2" draw:layer="layout" svg:width="2.639cm" svg:height="0.588cm" svg:x="4.494cm" svg:y="8.21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4" draw:text-style-name="P2" draw:layer="layout" svg:width="0.56cm" svg:height="0.588cm" svg:x="8.2cm" svg:y="1.299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4" draw:text-style-name="P2" draw:layer="layout" svg:width="0.56cm" svg:height="0.588cm" svg:x="8.2cm" svg:y="1.999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4" draw:text-style-name="P2" draw:layer="layout" svg:width="2.642cm" svg:height="0.588cm" svg:x="10.873cm" svg:y="3.411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4" draw:text-style-name="P2" draw:layer="layout" svg:width="2.642cm" svg:height="0.588cm" svg:x="10.9cm" svg:y="4.41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4" draw:text-style-name="P2" draw:layer="layout" svg:width="2.642cm" svg:height="0.588cm" svg:x="10.9cm" svg:y="5.399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4" draw:text-style-name="P2" draw:layer="layout" svg:width="2.642cm" svg:height="0.588cm" svg:x="10.958cm" svg:y="6.399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4" draw:text-style-name="P2" draw:layer="layout" svg:width="0.56cm" svg:height="0.588cm" svg:x="14.54cm" svg:y="4.69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2" draw:layer="layout" svg:width="0.56cm" svg:height="0.588cm" svg:x="14.54cm" svg:y="5.399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4" draw:text-style-name="P2" draw:layer="layout" svg:width="2.627cm" svg:height="0.588cm" svg:x="17cm" svg:y="0.598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4" draw:text-style-name="P2" draw:layer="layout" svg:width="2.627cm" svg:height="0.588cm" svg:x="16.973cm" svg:y="1.511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4" draw:text-style-name="P2" draw:layer="layout" svg:width="2.627cm" svg:height="0.588cm" svg:x="17cm" svg:y="2.498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4" draw:text-style-name="P2" draw:layer="layout" svg:width="2.627cm" svg:height="0.588cm" svg:x="17cm" svg:y="3.499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cm" fo:margin-bottom="0cm" fo:margin-left="0cm" fo:margin-right="0cm" fo:page-width="25cm" fo:page-height="9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9T11:37:14.586646528</meta:creation-date>
    <dc:date>2018-07-09T12:12:46.287190756</dc:date>
    <meta:editing-duration>PT11M46S</meta:editing-duration>
    <meta:editing-cycles>5</meta:editing-cycles>
    <meta:generator>LibreOffice/5.2.7.2$Linux_X86_64 LibreOffice_project/20m0$Build-2</meta:generator>
    <meta:document-statistic meta:object-count="54"/>
  </office:meta>
</office:document-meta>
</file>

<file path=Object 1/content.xml><?xml version="1.0" encoding="utf-8"?>
<math xmlns="http://www.w3.org/1998/Math/MathML" display="block">
  <semantics>
    <msubsup>
      <mi>k</mi>
      <mi>e</mi>
      <mn>0</mn>
    </msubsup>
    <annotation encoding="StarMath 5.0">k sup 0 sub e</annotation>
  </semantics>
</math>
</file>

<file path=Object 10/content.xml><?xml version="1.0" encoding="utf-8"?>
<math xmlns="http://www.w3.org/1998/Math/MathML" display="block">
  <semantics>
    <msubsup>
      <mi>k</mi>
      <mi>y</mi>
      <mn>0</mn>
    </msubsup>
    <annotation encoding="StarMath 5.0">k sup 0 sub y</annotation>
  </semantics>
</math>
</file>

<file path=Object 11/content.xml><?xml version="1.0" encoding="utf-8"?>
<math xmlns="http://www.w3.org/1998/Math/MathML" display="block">
  <semantics>
    <msubsup>
      <mi>k</mi>
      <mi>y</mi>
      <mn>1</mn>
    </msubsup>
    <annotation encoding="StarMath 5.0">k sup 1 sub y</annotation>
  </semantics>
</math>
</file>

<file path=Object 12/content.xml><?xml version="1.0" encoding="utf-8"?>
<math xmlns="http://www.w3.org/1998/Math/MathML" display="block">
  <semantics>
    <mrow>
      <mi>E</mi>
      <mrow>
        <mo fence="true" stretchy="false">(</mo>
        <mrow>
          <mrow>
            <msubsup>
              <mi>k</mi>
              <mi>d</mi>
              <mn>1</mn>
            </msubsup>
            <mi>,</mi>
            <mrow>
              <mo fence="true" stretchy="false">(</mo>
              <mrow>
                <mrow>
                  <msubsup>
                    <mi>k</mi>
                    <mi>a</mi>
                    <mn>0</mn>
                  </msubsup>
                  <mi>,</mi>
                  <msubsup>
                    <mi>k</mi>
                    <mi>b</mi>
                    <mn>0</mn>
                  </msubsup>
                </mrow>
              </mrow>
              <mo fence="true" stretchy="false">)</mo>
            </mrow>
          </mrow>
        </mrow>
        <mo fence="true" stretchy="false">)</mo>
      </mrow>
    </mrow>
    <annotation encoding="StarMath 5.0">E(k sup 1 sub d, (k sup 0 sub a, k sup 0 sub b)  )</annotation>
  </semantics>
</math>
</file>

<file path=Object 13/content.xml><?xml version="1.0" encoding="utf-8"?>
<math xmlns="http://www.w3.org/1998/Math/MathML" display="block">
  <semantics>
    <mrow>
      <mi>E</mi>
      <mrow>
        <mo fence="true" stretchy="false">(</mo>
        <mrow>
          <mrow>
            <msubsup>
              <mi>k</mi>
              <mi>d</mi>
              <mn>1</mn>
            </msubsup>
            <mi>,</mi>
            <mrow>
              <mo fence="true" stretchy="false">(</mo>
              <mrow>
                <mrow>
                  <msubsup>
                    <mi>k</mi>
                    <mi>a</mi>
                    <mn>0</mn>
                  </msubsup>
                  <mi>,</mi>
                  <msubsup>
                    <mi>k</mi>
                    <mi>b</mi>
                    <mn>1</mn>
                  </msubsup>
                </mrow>
              </mrow>
              <mo fence="true" stretchy="false">)</mo>
            </mrow>
          </mrow>
        </mrow>
        <mo fence="true" stretchy="false">)</mo>
      </mrow>
    </mrow>
    <annotation encoding="StarMath 5.0">E(k sup 1 sub d, (k sup 0 sub a, k sup 1 sub b)  )</annotation>
  </semantics>
</math>
</file>

<file path=Object 14/content.xml><?xml version="1.0" encoding="utf-8"?>
<math xmlns="http://www.w3.org/1998/Math/MathML" display="block">
  <semantics>
    <mrow>
      <mi>E</mi>
      <mrow>
        <mo fence="true" stretchy="false">(</mo>
        <mrow>
          <mrow>
            <msubsup>
              <mi>k</mi>
              <mi>d</mi>
              <mn>1</mn>
            </msubsup>
            <mi>,</mi>
            <mrow>
              <mo fence="true" stretchy="false">(</mo>
              <mrow>
                <mrow>
                  <msubsup>
                    <mi>k</mi>
                    <mi>a</mi>
                    <mn>1</mn>
                  </msubsup>
                  <mi>,</mi>
                  <msubsup>
                    <mi>k</mi>
                    <mi>b</mi>
                    <mn>0</mn>
                  </msubsup>
                </mrow>
              </mrow>
              <mo fence="true" stretchy="false">)</mo>
            </mrow>
          </mrow>
        </mrow>
        <mo fence="true" stretchy="false">)</mo>
      </mrow>
    </mrow>
    <annotation encoding="StarMath 5.0">E(k sup 1 sub d, (k sup 1 sub a, k sup 0 sub b)  )</annotation>
  </semantics>
</math>
</file>

<file path=Object 15/content.xml><?xml version="1.0" encoding="utf-8"?>
<math xmlns="http://www.w3.org/1998/Math/MathML" display="block">
  <semantics>
    <mrow>
      <mi>E</mi>
      <mrow>
        <mo fence="true" stretchy="false">(</mo>
        <mrow>
          <mrow>
            <msubsup>
              <mi>k</mi>
              <mi>d</mi>
              <mn>0</mn>
            </msubsup>
            <mi>,</mi>
            <mrow>
              <mo fence="true" stretchy="false">(</mo>
              <mrow>
                <mrow>
                  <msubsup>
                    <mi>k</mi>
                    <mi>a</mi>
                    <mn>1</mn>
                  </msubsup>
                  <mi>,</mi>
                  <msubsup>
                    <mi>k</mi>
                    <mi>b</mi>
                    <mn>1</mn>
                  </msubsup>
                </mrow>
              </mrow>
              <mo fence="true" stretchy="false">)</mo>
            </mrow>
          </mrow>
        </mrow>
        <mo fence="true" stretchy="false">)</mo>
      </mrow>
    </mrow>
    <annotation encoding="StarMath 5.0">E(k sup 0 sub d, (k sup 1 sub a, k sup 1 sub b)  )</annotation>
  </semantics>
</math>
</file>

<file path=Object 16/content.xml><?xml version="1.0" encoding="utf-8"?>
<math xmlns="http://www.w3.org/1998/Math/MathML" display="block">
  <semantics>
    <mrow>
      <mi>E</mi>
      <mrow>
        <mo fence="true" stretchy="false">(</mo>
        <mrow>
          <mrow>
            <msubsup>
              <mi>k</mi>
              <mi>y</mi>
              <mn>1</mn>
            </msubsup>
            <mi>,</mi>
            <mrow>
              <mo fence="true" stretchy="false">(</mo>
              <mrow>
                <mrow>
                  <msubsup>
                    <mi>k</mi>
                    <mi>b</mi>
                    <mn>1</mn>
                  </msubsup>
                  <mi>,</mi>
                  <msubsup>
                    <mi>k</mi>
                    <mi>c</mi>
                    <mn>0</mn>
                  </msubsup>
                </mrow>
              </mrow>
              <mo fence="true" stretchy="false">)</mo>
            </mrow>
          </mrow>
        </mrow>
        <mo fence="true" stretchy="false">)</mo>
      </mrow>
    </mrow>
    <annotation encoding="StarMath 5.0">E(k sup 1 sub y, (k sup 1 sub b, k sup 0 sub c)  )</annotation>
  </semantics>
</math>
</file>

<file path=Object 17/content.xml><?xml version="1.0" encoding="utf-8"?>
<math xmlns="http://www.w3.org/1998/Math/MathML" display="block">
  <semantics>
    <mrow>
      <mi>E</mi>
      <mrow>
        <mo fence="true" stretchy="false">(</mo>
        <mrow>
          <mrow>
            <msubsup>
              <mi>k</mi>
              <mi>y</mi>
              <mn>1</mn>
            </msubsup>
            <mi>,</mi>
            <mrow>
              <mo fence="true" stretchy="false">(</mo>
              <mrow>
                <mrow>
                  <msubsup>
                    <mi>k</mi>
                    <mi>b</mi>
                    <mn>0</mn>
                  </msubsup>
                  <mi>,</mi>
                  <msubsup>
                    <mi>k</mi>
                    <mi>c</mi>
                    <mn>1</mn>
                  </msubsup>
                </mrow>
              </mrow>
              <mo fence="true" stretchy="false">)</mo>
            </mrow>
          </mrow>
        </mrow>
        <mo fence="true" stretchy="false">)</mo>
      </mrow>
    </mrow>
    <annotation encoding="StarMath 5.0">E(k sup 1 sub y, (k sup 0 sub b, k sup 1 sub c)  )</annotation>
  </semantics>
</math>
</file>

<file path=Object 18/content.xml><?xml version="1.0" encoding="utf-8"?>
<math xmlns="http://www.w3.org/1998/Math/MathML" display="block">
  <semantics>
    <mrow>
      <mi>E</mi>
      <mrow>
        <mo fence="true" stretchy="false">(</mo>
        <mrow>
          <mrow>
            <msubsup>
              <mi>k</mi>
              <mi>y</mi>
              <mn>0</mn>
            </msubsup>
            <mi>,</mi>
            <mrow>
              <mo fence="true" stretchy="false">(</mo>
              <mrow>
                <mrow>
                  <msubsup>
                    <mi>k</mi>
                    <mi>b</mi>
                    <mn>0</mn>
                  </msubsup>
                  <mi>,</mi>
                  <msubsup>
                    <mi>k</mi>
                    <mi>c</mi>
                    <mn>0</mn>
                  </msubsup>
                </mrow>
              </mrow>
              <mo fence="true" stretchy="false">)</mo>
            </mrow>
          </mrow>
        </mrow>
        <mo fence="true" stretchy="false">)</mo>
      </mrow>
    </mrow>
    <annotation encoding="StarMath 5.0">E(k sup 0 sub y, (k sup 0 sub b, k sup 0 sub c)  )</annotation>
  </semantics>
</math>
</file>

<file path=Object 19/content.xml><?xml version="1.0" encoding="utf-8"?>
<math xmlns="http://www.w3.org/1998/Math/MathML" display="block">
  <semantics>
    <mrow>
      <mi>E</mi>
      <mrow>
        <mo fence="true" stretchy="false">(</mo>
        <mrow>
          <mrow>
            <msubsup>
              <mi>k</mi>
              <mi>y</mi>
              <mn>1</mn>
            </msubsup>
            <mi>,</mi>
            <mrow>
              <mo fence="true" stretchy="false">(</mo>
              <mrow>
                <mrow>
                  <msubsup>
                    <mi>k</mi>
                    <mi>b</mi>
                    <mn>1</mn>
                  </msubsup>
                  <mi>,</mi>
                  <msubsup>
                    <mi>k</mi>
                    <mi>c</mi>
                    <mn>1</mn>
                  </msubsup>
                </mrow>
              </mrow>
              <mo fence="true" stretchy="false">)</mo>
            </mrow>
          </mrow>
        </mrow>
        <mo fence="true" stretchy="false">)</mo>
      </mrow>
    </mrow>
    <annotation encoding="StarMath 5.0">E(k sup 1 sub y, (k sup 1 sub b, k sup 1 sub c)  )</annotation>
  </semantics>
</math>
</file>

<file path=Object 2/content.xml><?xml version="1.0" encoding="utf-8"?>
<math xmlns="http://www.w3.org/1998/Math/MathML" display="block">
  <semantics>
    <msubsup>
      <mi>k</mi>
      <mi>a</mi>
      <mn>0</mn>
    </msubsup>
    <annotation encoding="StarMath 5.0">k sup 0 sub a</annotation>
  </semantics>
</math>
</file>

<file path=Object 20/content.xml><?xml version="1.0" encoding="utf-8"?>
<math xmlns="http://www.w3.org/1998/Math/MathML" display="block">
  <semantics>
    <mrow>
      <mi>E</mi>
      <mrow>
        <mo fence="true" stretchy="false">(</mo>
        <mrow>
          <mrow>
            <msubsup>
              <mi>k</mi>
              <mi>e</mi>
              <mn>0</mn>
            </msubsup>
            <mi>,</mi>
            <mrow>
              <mo fence="true" stretchy="false">(</mo>
              <mrow>
                <mrow>
                  <msubsup>
                    <mi>k</mi>
                    <mi>d</mi>
                    <mn>1</mn>
                  </msubsup>
                  <mi>,</mi>
                  <msubsup>
                    <mi>k</mi>
                    <mi>y</mi>
                    <mn>1</mn>
                  </msubsup>
                </mrow>
              </mrow>
              <mo fence="true" stretchy="false">)</mo>
            </mrow>
          </mrow>
        </mrow>
        <mo fence="true" stretchy="false">)</mo>
      </mrow>
    </mrow>
    <annotation encoding="StarMath 5.0">E(k sup 0 sub e, (k sup 1 sub d, k sup 1 sub y)  )</annotation>
  </semantics>
</math>
</file>

<file path=Object 21/content.xml><?xml version="1.0" encoding="utf-8"?>
<math xmlns="http://www.w3.org/1998/Math/MathML" display="block">
  <semantics>
    <msubsup>
      <mi>k</mi>
      <mi>d</mi>
      <mn>0</mn>
    </msubsup>
    <annotation encoding="StarMath 5.0">k sup 0 sub d</annotation>
  </semantics>
</math>
</file>

<file path=Object 22/content.xml><?xml version="1.0" encoding="utf-8"?>
<math xmlns="http://www.w3.org/1998/Math/MathML" display="block">
  <semantics>
    <msubsup>
      <mi>k</mi>
      <mi>d</mi>
      <mn>1</mn>
    </msubsup>
    <annotation encoding="StarMath 5.0">k sup 1 sub d</annotation>
  </semantics>
</math>
</file>

<file path=Object 23/content.xml><?xml version="1.0" encoding="utf-8"?>
<math xmlns="http://www.w3.org/1998/Math/MathML" display="block">
  <semantics>
    <mrow>
      <mi>E</mi>
      <mrow>
        <mo fence="true" stretchy="false">(</mo>
        <mrow>
          <mrow>
            <msubsup>
              <mi>k</mi>
              <mi>e</mi>
              <mn>1</mn>
            </msubsup>
            <mi>,</mi>
            <mrow>
              <mo fence="true" stretchy="false">(</mo>
              <mrow>
                <mrow>
                  <msubsup>
                    <mi>k</mi>
                    <mi>d</mi>
                    <mn>1</mn>
                  </msubsup>
                  <mi>,</mi>
                  <msubsup>
                    <mi>k</mi>
                    <mi>y</mi>
                    <mn>0</mn>
                  </msubsup>
                </mrow>
              </mrow>
              <mo fence="true" stretchy="false">)</mo>
            </mrow>
          </mrow>
        </mrow>
        <mo fence="true" stretchy="false">)</mo>
      </mrow>
    </mrow>
    <annotation encoding="StarMath 5.0">E(k sup 1 sub e, (k sup 1 sub d, k sup 0 sub y)  )</annotation>
  </semantics>
</math>
</file>

<file path=Object 24/content.xml><?xml version="1.0" encoding="utf-8"?>
<math xmlns="http://www.w3.org/1998/Math/MathML" display="block">
  <semantics>
    <mrow>
      <mi>E</mi>
      <mrow>
        <mo fence="true" stretchy="false">(</mo>
        <mrow>
          <mrow>
            <msubsup>
              <mi>k</mi>
              <mi>e</mi>
              <mn>1</mn>
            </msubsup>
            <mi>,</mi>
            <mrow>
              <mo fence="true" stretchy="false">(</mo>
              <mrow>
                <mrow>
                  <msubsup>
                    <mi>k</mi>
                    <mi>d</mi>
                    <mn>0</mn>
                  </msubsup>
                  <mi>,</mi>
                  <msubsup>
                    <mi>k</mi>
                    <mi>y</mi>
                    <mn>0</mn>
                  </msubsup>
                </mrow>
              </mrow>
              <mo fence="true" stretchy="false">)</mo>
            </mrow>
          </mrow>
        </mrow>
        <mo fence="true" stretchy="false">)</mo>
      </mrow>
    </mrow>
    <annotation encoding="StarMath 5.0">E(k sup 1 sub e, (k sup 0 sub d, k sup 0 sub y)  )</annotation>
  </semantics>
</math>
</file>

<file path=Object 25/content.xml><?xml version="1.0" encoding="utf-8"?>
<math xmlns="http://www.w3.org/1998/Math/MathML" display="block">
  <semantics>
    <mrow>
      <mi>E</mi>
      <mrow>
        <mo fence="true" stretchy="false">(</mo>
        <mrow>
          <mrow>
            <msubsup>
              <mi>k</mi>
              <mi>e</mi>
              <mn>1</mn>
            </msubsup>
            <mi>,</mi>
            <mrow>
              <mo fence="true" stretchy="false">(</mo>
              <mrow>
                <mrow>
                  <msubsup>
                    <mi>k</mi>
                    <mi>d</mi>
                    <mn>0</mn>
                  </msubsup>
                  <mi>,</mi>
                  <msubsup>
                    <mi>k</mi>
                    <mi>y</mi>
                    <mn>1</mn>
                  </msubsup>
                </mrow>
              </mrow>
              <mo fence="true" stretchy="false">)</mo>
            </mrow>
          </mrow>
        </mrow>
        <mo fence="true" stretchy="false">)</mo>
      </mrow>
    </mrow>
    <annotation encoding="StarMath 5.0">E(k sup 1 sub e, (k sup 0 sub d, k sup 1 sub y)  )</annotation>
  </semantics>
</math>
</file>

<file path=Object 26/content.xml><?xml version="1.0" encoding="utf-8"?>
<math xmlns="http://www.w3.org/1998/Math/MathML" display="block">
  <semantics>
    <msubsup>
      <mi>k</mi>
      <mi>e</mi>
      <mn>1</mn>
    </msubsup>
    <annotation encoding="StarMath 5.0">k sup 1 sub e</annotation>
  </semantics>
</math>
</file>

<file path=Object 27/content.xml><?xml version="1.0" encoding="utf-8"?>
<math xmlns="http://www.w3.org/1998/Math/MathML" display="block">
  <semantics>
    <mrow>
      <mi>E</mi>
      <mrow>
        <mo fence="true" stretchy="false">(</mo>
        <mrow>
          <mrow>
            <msubsup>
              <mi>k</mi>
              <mi>x</mi>
              <mn>1</mn>
            </msubsup>
            <mi>,</mi>
            <mrow>
              <mo fence="true" stretchy="false">(</mo>
              <mrow>
                <mrow>
                  <msubsup>
                    <mi>k</mi>
                    <mi>d</mi>
                    <mn>1</mn>
                  </msubsup>
                  <mi>,</mi>
                  <msubsup>
                    <mi>k</mi>
                    <mi>e</mi>
                    <mn>0</mn>
                  </msubsup>
                </mrow>
              </mrow>
              <mo fence="true" stretchy="false">)</mo>
            </mrow>
          </mrow>
        </mrow>
        <mo fence="true" stretchy="false">)</mo>
      </mrow>
    </mrow>
    <annotation encoding="StarMath 5.0">E(k sup 1 sub x, (k sup 1 sub d, k sup 0 sub e)  )</annotation>
  </semantics>
</math>
</file>

<file path=Object 28/content.xml><?xml version="1.0" encoding="utf-8"?>
<math xmlns="http://www.w3.org/1998/Math/MathML" display="block">
  <semantics>
    <mrow>
      <mi>E</mi>
      <mrow>
        <mo fence="true" stretchy="false">(</mo>
        <mrow>
          <mrow>
            <msubsup>
              <mi>k</mi>
              <mi>x</mi>
              <mn>0</mn>
            </msubsup>
            <mi>,</mi>
            <mrow>
              <mo fence="true" stretchy="false">(</mo>
              <mrow>
                <mrow>
                  <msubsup>
                    <mi>k</mi>
                    <mi>d</mi>
                    <mn>0</mn>
                  </msubsup>
                  <mi>,</mi>
                  <msubsup>
                    <mi>k</mi>
                    <mi>e</mi>
                    <mn>0</mn>
                  </msubsup>
                </mrow>
              </mrow>
              <mo fence="true" stretchy="false">)</mo>
            </mrow>
          </mrow>
        </mrow>
        <mo fence="true" stretchy="false">)</mo>
      </mrow>
    </mrow>
    <annotation encoding="StarMath 5.0">E(k sup 0 sub x, (k sup 0 sub d, k sup 0 sub e)  )</annotation>
  </semantics>
</math>
</file>

<file path=Object 29/content.xml><?xml version="1.0" encoding="utf-8"?>
<math xmlns="http://www.w3.org/1998/Math/MathML" display="block">
  <semantics>
    <mrow>
      <mi>E</mi>
      <mrow>
        <mo fence="true" stretchy="false">(</mo>
        <mrow>
          <mrow>
            <msubsup>
              <mi>k</mi>
              <mi>x</mi>
              <mn>0</mn>
            </msubsup>
            <mi>,</mi>
            <mrow>
              <mo fence="true" stretchy="false">(</mo>
              <mrow>
                <mrow>
                  <msubsup>
                    <mi>k</mi>
                    <mi>d</mi>
                    <mn>1</mn>
                  </msubsup>
                  <mi>,</mi>
                  <msubsup>
                    <mi>k</mi>
                    <mi>e</mi>
                    <mn>1</mn>
                  </msubsup>
                </mrow>
              </mrow>
              <mo fence="true" stretchy="false">)</mo>
            </mrow>
          </mrow>
        </mrow>
        <mo fence="true" stretchy="false">)</mo>
      </mrow>
    </mrow>
    <annotation encoding="StarMath 5.0">E(k sup 0 sub x, (k sup 1 sub d, k sup 1 sub e)  )</annotation>
  </semantics>
</math>
</file>

<file path=Object 3/content.xml><?xml version="1.0" encoding="utf-8"?>
<math xmlns="http://www.w3.org/1998/Math/MathML" display="block">
  <semantics>
    <msubsup>
      <mi>k</mi>
      <mi>a</mi>
      <mn>1</mn>
    </msubsup>
    <annotation encoding="StarMath 5.0">k sup 1 sub a</annotation>
  </semantics>
</math>
</file>

<file path=Object 30/content.xml><?xml version="1.0" encoding="utf-8"?>
<math xmlns="http://www.w3.org/1998/Math/MathML" display="block">
  <semantics>
    <mrow>
      <mi>E</mi>
      <mrow>
        <mo fence="true" stretchy="false">(</mo>
        <mrow>
          <mrow>
            <msubsup>
              <mi>k</mi>
              <mi>x</mi>
              <mn>1</mn>
            </msubsup>
            <mi>,</mi>
            <mrow>
              <mo fence="true" stretchy="false">(</mo>
              <mrow>
                <mrow>
                  <msubsup>
                    <mi>k</mi>
                    <mi>d</mi>
                    <mn>0</mn>
                  </msubsup>
                  <mi>,</mi>
                  <msubsup>
                    <mi>k</mi>
                    <mi>e</mi>
                    <mn>1</mn>
                  </msubsup>
                </mrow>
              </mrow>
              <mo fence="true" stretchy="false">)</mo>
            </mrow>
          </mrow>
        </mrow>
        <mo fence="true" stretchy="false">)</mo>
      </mrow>
    </mrow>
    <annotation encoding="StarMath 5.0">E(k sup 1 sub x, (k sup 0 sub d, k sup 1 sub e)  )</annotation>
  </semantics>
</math>
</file>

<file path=Object 4/content.xml><?xml version="1.0" encoding="utf-8"?>
<math xmlns="http://www.w3.org/1998/Math/MathML" display="block">
  <semantics>
    <msubsup>
      <mi>k</mi>
      <mi>b</mi>
      <mn>0</mn>
    </msubsup>
    <annotation encoding="StarMath 5.0">k sup 0 sub b</annotation>
  </semantics>
</math>
</file>

<file path=Object 5/content.xml><?xml version="1.0" encoding="utf-8"?>
<math xmlns="http://www.w3.org/1998/Math/MathML" display="block">
  <semantics>
    <msubsup>
      <mi>k</mi>
      <mi>b</mi>
      <mn>1</mn>
    </msubsup>
    <annotation encoding="StarMath 5.0">k sup 1 sub b</annotation>
  </semantics>
</math>
</file>

<file path=Object 6/content.xml><?xml version="1.0" encoding="utf-8"?>
<math xmlns="http://www.w3.org/1998/Math/MathML" display="block">
  <semantics>
    <msubsup>
      <mi>k</mi>
      <mi>c</mi>
      <mn>0</mn>
    </msubsup>
    <annotation encoding="StarMath 5.0">k sup 0 sub c</annotation>
  </semantics>
</math>
</file>

<file path=Object 7/content.xml><?xml version="1.0" encoding="utf-8"?>
<math xmlns="http://www.w3.org/1998/Math/MathML" display="block">
  <semantics>
    <msubsup>
      <mi>k</mi>
      <mi>c</mi>
      <mn>1</mn>
    </msubsup>
    <annotation encoding="StarMath 5.0">k sup 1 sub c</annotation>
  </semantics>
</math>
</file>

<file path=Object 8/content.xml><?xml version="1.0" encoding="utf-8"?>
<math xmlns="http://www.w3.org/1998/Math/MathML" display="block">
  <semantics>
    <msubsup>
      <mi>k</mi>
      <mi>x</mi>
      <mn>0</mn>
    </msubsup>
    <annotation encoding="StarMath 5.0">k sup 0 sub x</annotation>
  </semantics>
</math>
</file>

<file path=Object 9/content.xml><?xml version="1.0" encoding="utf-8"?>
<math xmlns="http://www.w3.org/1998/Math/MathML" display="block">
  <semantics>
    <msubsup>
      <mi>k</mi>
      <mi>x</mi>
      <mn>1</mn>
    </msubsup>
    <annotation encoding="StarMath 5.0">k sup 1 sub x</annotation>
  </semantics>
</math>
</file>